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öhne Mono" svg:font-family="'Söhne Mono', Monaco, 'Andale Mono', 'Ubuntu Mono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style:use-window-font-color="true"/>
    </style:style>
    <style:style style:name="P3" style:family="paragraph" style:parent-style-name="Standard">
      <style:paragraph-properties fo:break-before="page"/>
      <style:text-properties style:use-window-font-color="true"/>
    </style:style>
    <style:style style:name="T1" style:family="text">
      <style:text-properties fo:font-variant="normal" fo:text-transform="none" fo:color="#ffffff" fo:letter-spacing="normal"/>
    </style:style>
    <style:style style:name="T2" style:family="text">
      <style:text-properties fo:font-variant="normal" fo:text-transform="none" fo:color="#ffffff" style:font-name="Söhne Mono" fo:font-size="10.5pt" fo:letter-spacing="normal" fo:font-style="normal" fo:font-weight="normal"/>
    </style:style>
    <style:style style:name="T3" style:family="text">
      <style:text-properties fo:font-variant="normal" fo:text-transform="none" style:font-name="Söhne Mono" fo:font-size="10.5pt" fo:letter-spacing="normal" fo:font-style="normal" fo:font-weight="normal"/>
    </style:style>
    <style:style style:name="T4" style:family="text">
      <style:text-properties style:use-window-font-color="tru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722423048536102259" text:style-name="L1">
        <text:list-item>
          <text:p text:style-name="P1">Nazwa Projektu:<text:line-break/>PLANER wizyt</text:p>
        </text:list-item>
        <text:list-item>
          <text:p text:style-name="P1">Menu</text:p>
          <text:list>
            <text:list-item>
              <text:p text:style-name="P1">O nas</text:p>
              <text:list>
                <text:list-item>
                  <text:p text:style-name="P1">Nasze osiągnięcia</text:p>
                </text:list-item>
                <text:list-item>
                  <text:p text:style-name="P1">zdobyte nagrody</text:p>
                </text:list-item>
                <text:list-item>
                  <text:p text:style-name="P1">nasz zespół</text:p>
                </text:list-item>
              </text:list>
            </text:list-item>
            <text:list-item>
              <text:p text:style-name="P1">Nasze usługi</text:p>
              <text:list>
                <text:list-item>
                  <text:p text:style-name="P1">Doradztwo finansowe</text:p>
                </text:list-item>
                <text:list-item>
                  <text:p text:style-name="P1">Porady prawne</text:p>
                </text:list-item>
                <text:list-item>
                  <text:p text:style-name="P1">Konsulting menadżerski</text:p>
                </text:list-item>
                <text:list-item>
                  <text:p text:style-name="P1">Integracje zespołów</text:p>
                </text:list-item>
              </text:list>
            </text:list-item>
            <text:list-item>
              <text:p text:style-name="P1">Umów wizytę</text:p>
              <text:list>
                <text:list-item>
                  <text:p text:style-name="P1">temat spotkania</text:p>
                </text:list-item>
                <text:list-item>
                  <text:p text:style-name="P1">kalendarz</text:p>
                </text:list-item>
                <text:list-item>
                  <text:p text:style-name="P1">lista godzin</text:p>
                </text:list-item>
                <text:list-item>
                  <text:p text:style-name="P1">„umów wizytę”</text:p>
                </text:list-item>
                <text:list-item>
                  <text:p text:style-name="P1">lista umówionych wizyt</text:p>
                </text:list-item>
              </text:list>
            </text:list-item>
            <text:list-item>
              <text:p text:style-name="P1">Współpraca</text:p>
              <text:list>
                <text:list-item>
                  <text:p text:style-name="P1">menu lista usug</text:p>
                </text:list-item>
                <text:list-item>
                  <text:p text:style-name="P1">grafiki loga w divach</text:p>
                </text:list-item>
              </text:list>
            </text:list-item>
            <text:list-item>
              <text:p text:style-name="P1">Kontakt</text:p>
            </text:list-item>
          </text:list>
        </text:list-item>
      </text:list>
      <text:p text:style-name="Standard"><text:s text:c="3"/></text:p>
      <text:p text:style-name="Standard">2. **Cel Projektu:**</text:p>
      <text:p text:style-name="Standard"><text:s text:c="3"/></text:p>
      <text:p text:style-name="Standard">3. **Opis Strony Internetowej:**</text:p>
      <text:p text:style-name="Standard"><text:s text:c="3"/></text:p>
      <text:p text:style-name="Standard">4. **Struktura Plików:**</text:p>
      <text:p text:style-name="Standard"><text:s text:c="3"/>- Jaki będzie podstawowy układ folderów i struktur plików?</text:p>
      <text:p text:style-name="Standard"/>
      <text:p text:style-name="Standard">5. **Wygląd Strony:**</text:p>
      <text:p text:style-name="Standard"><text:s text:c="3"/>- Czy masz jakieś konkretne pomysły dotyczące kolorów, czcionek, układu?</text:p>
      <text:p text:style-name="Standard"/>
      <text:p text:style-name="Standard">6. **Funkcjonalności JavaScript:**</text:p>
      <text:p text:style-name="Standard"><text:s text:c="3"/>- Czy są konkretne funkcje, interakcje lub efekty, których oczekujesz na stronie?</text:p>
      <text:p text:style-name="Standard"/>
      <text:p text:style-name="Standard">7. **Responsywność:**</text:p>
      <text:p text:style-name="Standard"><text:s text:c="3"/>- Czy strona powinna być responsywna? Jeśli tak, to czy masz jakieś konkretne wymagania dotyczące zachowania na różnych urządzeniach?</text:p>
      <text:p text:style-name="Standard"/>
      <text:p text:style-name="Standard">8. **Inne Elementy:**</text:p>
      <text:p text:style-name="Standard"><text:s text:c="3"/>- Czy są jakieś dodatkowe elementy, takie jak formularze, galerie, itp.?</text:p>
      <text:p text:style-name="Standard"/>
      <text:p text:style-name="Standard">Po dostarczeniu tych informacji, będziemy mogli przejść do konkretnego tworzenia poszczególnych <text:span text:style-name="T4">elementów projektu.</text:span></text:p>
      <text:p text:style-name="P2"><text:span text:style-name="T3"/></text:p>
      <text:p text:style-name="P2"><text:span text:style-name="T3"/></text:p>
      <text:p text:style-name="P3"><text:span text:style-name="T3">- index.html</text:span></text:p>
      <text:p text:style-name="P2"><text:span text:style-name="T3">- about.html</text:span></text:p>
      <text:p text:style-name="P2"><text:span text:style-name="T3">- services.html</text:span></text:p>
      <text:p text:style-name="P2"><text:span text:style-name="T3">- make_appointment.html</text:span></text:p>
      <text:p text:style-name="P2"><text:span text:style-name="T3">- cooperation.html</text:span></text:p>
      <text:p text:style-name="P2"><text:span text:style-name="T3">- contact.html</text:span></text:p>
      <text:p text:style-name="P2"><text:span text:style-name="T3">- css/</text:span></text:p>
      <text:p text:style-name="P2"><text:span text:style-name="T3"><text:s text:c="2"/>- styles.css</text:span></text:p>
      <text:p text:style-name="P2"><text:span text:style-name="T3">- js/</text:span></text:p>
      <text:p text:style-name="P2"><text:span text:style-name="T3"><text:s text:c="2"/>- main.js</text:span></text:p>
      <text:p text:style-name="P2"><text:span text:style-name="T3">- images/</text:span></text:p>
      <text:p text:style-name="P2"><text:span text:style-name="T3"><text:s text:c="2"/>- logo.png</text:span></text:p>
      <text:p text:style-name="P2"><text:span text:style-name="T3"><text:s text:c="2"/>- cooperation/</text:span></text:p>
      <text:p text:style-name="P2"><text:span text:style-name="T3"><text:s text:c="4"/>- doradztwo_finansowe.jpg</text:span></text:p>
      <text:p text:style-name="P2"><text:span text:style-name="T3"><text:s text:c="4"/>- porady_prawne.jpg</text:span></text:p>
      <text:p text:style-name="P2"><text:span text:style-name="T3"><text:s text:c="4"/>- konsulting_menadzerski.jpg</text:span></text:p>
      <text:p text:style-name="P2"><text:span text:style-name="T3"><text:s text:c="4"/>- integracje_zespolow.jp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öhne Mono" svg:font-family="'Söhne Mono', Monaco, 'Andale Mono', 'Ubuntu Mono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ek Draczyński</meta:initial-creator>
    <meta:creation-date>2024-01-20T11:35:26.03</meta:creation-date>
    <meta:generator>OpenOffice/4.1.14$Win32 OpenOffice.org_project/4114m1$Build-9811</meta:generator>
    <meta:document-statistic meta:table-count="0" meta:image-count="0" meta:object-count="0" meta:page-count="2" meta:paragraph-count="54" meta:word-count="195" meta:character-count="1350"/>
    <dc:date>2024-01-23T17:14:45.46</dc:date>
    <dc:creator>Marek Draczyński</dc:creator>
    <meta:editing-duration>P3DT5H39M19S</meta:editing-duration>
    <meta:editing-cycles>1</meta:editing-cycles>
  </office:meta>
</office:document-meta>
</file>